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2in"/>
    </style:style>
    <style:style style:name="co3" style:family="table-column">
      <style:table-column-properties fo:break-before="auto" style:column-width="1.8634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1.4717in"/>
    </style:style>
    <style:style style:name="co6" style:family="table-column">
      <style:table-column-properties fo:break-before="auto" style:column-width="1.2425in"/>
    </style:style>
    <style:style style:name="co7" style:family="table-column">
      <style:table-column-properties fo:break-before="auto" style:column-width="0.8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fig.xm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?xml</text:p>
          </table:table-cell>
          <table:table-cell office:value-type="string" calcext:value-type="string">
            <text:p>version="1.0"</text:p>
          </table:table-cell>
          <table:table-cell office:value-type="string" calcext:value-type="string">
            <text:p>encoding="utf-8"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nfigurat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Miernik</text:p>
          </table:table-cell>
          <table:table-cell office:value-type="string" calcext:value-type="string">
            <text:p>/Nam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k.a.miernik@gmail.com</text:p>
          </table:table-cell>
          <table:table-cell office:value-type="string" calcext:value-type="string">
            <text:p>/Emai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Jun-Feb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/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/Autho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es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DSSD</text:p>
          </table:table-cell>
          <table:table-cell office:value-type="string" calcext:value-type="string">
            <text:p>detector</text:p>
          </table:table-cell>
        </table:table-row>
        <table:table-row table:style-name="ro2">
          <table:table-cell/>
          <table:table-cell office:value-type="string" calcext:value-type="string">
            <text:p>/Description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Globa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vision</text:p>
          </table:table-cell>
          <table:table-cell office:value-type="string" calcext:value-type="string">
            <text:p>version="D"/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ventWidth</text:p>
          </table:table-cell>
          <table:table-cell office:value-type="string" calcext:value-type="string">
            <text:p>unit="s"</text:p>
          </table:table-cell>
          <table:table-cell office:value-type="string" calcext:value-type="string">
            <text:p>value="1e-6"/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ergyContraction</text:p>
          </table:table-cell>
          <table:table-cell office:value-type="string" calcext:value-type="string">
            <text:p>value="1.0"/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h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/Pa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umOfTraces</text:p>
          </table:table-cell>
          <table:table-cell office:value-type="string" calcext:value-type="string">
            <text:p>value="50"/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Global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DetectorDriv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cessor</text:p>
          </table:table-cell>
          <table:table-cell office:value-type="string" calcext:value-type="string">
            <text:p>name="BeamLogicProcessor"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cessor</text:p>
          </table:table-cell>
          <table:table-cell office:value-type="string" calcext:value-type="string">
            <text:p>name="Dssd4SHEProcessor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ont_back_correlation_time="300e-9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elta_energy="30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high_energy_cut="1500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w_energy_cut="800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ission_energy_cut="100000"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lyzer</text:p>
          </table:table-cell>
          <table:table-cell office:value-type="string" calcext:value-type="string">
            <text:p>name="DoubleTraceAnalyzer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in_match="10.0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st_rise="1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st_gap="1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st_threshold="8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nergy_rise="25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nergy_gap="25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low_rise="2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low_gap="20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low_threshold="20"/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DetectorDriv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verbose_calibration="False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rbose_map="False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erbose_walk="False"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0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48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06.0716849853" calcext:value-type="float">
            <text:p>-106.0716849853</text:p>
          </table:table-cell>
          <table:table-cell office:value-type="float" office:value="16.0259557679" calcext:value-type="float">
            <text:p>16.025955767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47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6856533679" calcext:value-type="float">
            <text:p>-144.6856533679</text:p>
          </table:table-cell>
          <table:table-cell office:value-type="float" office:value="16.0652500471" calcext:value-type="float">
            <text:p>16.065250047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46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7.312432914" calcext:value-type="float">
            <text:p>-117.312432914</text:p>
          </table:table-cell>
          <table:table-cell office:value-type="float" office:value="16.0856314456" calcext:value-type="float">
            <text:p>16.08563144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45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5.687564725" calcext:value-type="float">
            <text:p>-115.687564725</text:p>
          </table:table-cell>
          <table:table-cell office:value-type="float" office:value="16.3802254585" calcext:value-type="float">
            <text:p>16.380225458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44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6.4204018127" calcext:value-type="float">
            <text:p>-136.4204018127</text:p>
          </table:table-cell>
          <table:table-cell office:value-type="float" office:value="16.4319444786" calcext:value-type="float">
            <text:p>16.431944478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43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0.2028000948" calcext:value-type="float">
            <text:p>-140.2028000948</text:p>
          </table:table-cell>
          <table:table-cell office:value-type="float" office:value="16.5843093345" calcext:value-type="float">
            <text:p>16.584309334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42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5667105329" calcext:value-type="float">
            <text:p>-134.5667105329</text:p>
          </table:table-cell>
          <table:table-cell office:value-type="float" office:value="16.4186591531" calcext:value-type="float">
            <text:p>16.418659153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41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91.6846544204" calcext:value-type="float">
            <text:p>-91.6846544204</text:p>
          </table:table-cell>
          <table:table-cell office:value-type="float" office:value="16.5511816904" calcext:value-type="float">
            <text:p>16.551181690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40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8.6697604198" calcext:value-type="float">
            <text:p>-138.6697604198</text:p>
          </table:table-cell>
          <table:table-cell office:value-type="float" office:value="16.5549917393" calcext:value-type="float">
            <text:p>16.554991739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39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0.3000248266" calcext:value-type="float">
            <text:p>-120.3000248266</text:p>
          </table:table-cell>
          <table:table-cell office:value-type="float" office:value="17.2311144348" calcext:value-type="float">
            <text:p>17.231114434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38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3661530864" calcext:value-type="float">
            <text:p>-134.3661530864</text:p>
          </table:table-cell>
          <table:table-cell office:value-type="float" office:value="16.2813713847" calcext:value-type="float">
            <text:p>16.281371384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37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0.981709272" calcext:value-type="float">
            <text:p>-140.981709272</text:p>
          </table:table-cell>
          <table:table-cell office:value-type="float" office:value="16.4631982501" calcext:value-type="float">
            <text:p>16.463198250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36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0.4332109079" calcext:value-type="float">
            <text:p>-120.4332109079</text:p>
          </table:table-cell>
          <table:table-cell office:value-type="float" office:value="16.529603155" calcext:value-type="float">
            <text:p>16.52960315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35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9107859812" calcext:value-type="float">
            <text:p>-134.9107859812</text:p>
          </table:table-cell>
          <table:table-cell office:value-type="float" office:value="16.6337704196" calcext:value-type="float">
            <text:p>16.633770419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34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3.4069901083" calcext:value-type="float">
            <text:p>-113.4069901083</text:p>
          </table:table-cell>
          <table:table-cell office:value-type="float" office:value="16.5832172589" calcext:value-type="float">
            <text:p>16.583217258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33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3.2937524418" calcext:value-type="float">
            <text:p>-123.2937524418</text:p>
          </table:table-cell>
          <table:table-cell office:value-type="float" office:value="16.2660313389" calcext:value-type="float">
            <text:p>16.266031338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1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32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0.3777086778" calcext:value-type="float">
            <text:p>-120.3777086778</text:p>
          </table:table-cell>
          <table:table-cell office:value-type="float" office:value="16.1274998321" calcext:value-type="float">
            <text:p>16.127499832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31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6.268288759" calcext:value-type="float">
            <text:p>-126.268288759</text:p>
          </table:table-cell>
          <table:table-cell office:value-type="float" office:value="16.3574826698" calcext:value-type="float">
            <text:p>16.357482669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30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8028563218" calcext:value-type="float">
            <text:p>-134.8028563218</text:p>
          </table:table-cell>
          <table:table-cell office:value-type="float" office:value="16.1445671021" calcext:value-type="float">
            <text:p>16.144567102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29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1.8490329722" calcext:value-type="float">
            <text:p>-121.8490329722</text:p>
          </table:table-cell>
          <table:table-cell office:value-type="float" office:value="16.3135617324" calcext:value-type="float">
            <text:p>16.313561732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28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9.2673624839" calcext:value-type="float">
            <text:p>-139.2673624839</text:p>
          </table:table-cell>
          <table:table-cell office:value-type="float" office:value="16.4708502615" calcext:value-type="float">
            <text:p>16.470850261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27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1.1937828271" calcext:value-type="float">
            <text:p>-121.1937828271</text:p>
          </table:table-cell>
          <table:table-cell office:value-type="float" office:value="16.6076995516" calcext:value-type="float">
            <text:p>16.607699551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26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3.1629350976" calcext:value-type="float">
            <text:p>-123.1629350976</text:p>
          </table:table-cell>
          <table:table-cell office:value-type="float" office:value="16.5444165583" calcext:value-type="float">
            <text:p>16.544416558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25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8.9780393312" calcext:value-type="float">
            <text:p>-118.9780393312</text:p>
          </table:table-cell>
          <table:table-cell office:value-type="float" office:value="16.5637825188" calcext:value-type="float">
            <text:p>16.563782518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24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4.838483627" calcext:value-type="float">
            <text:p>-154.838483627</text:p>
          </table:table-cell>
          <table:table-cell office:value-type="float" office:value="16.4807073082" calcext:value-type="float">
            <text:p>16.480707308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23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5.049639008" calcext:value-type="float">
            <text:p>-125.049639008</text:p>
          </table:table-cell>
          <table:table-cell office:value-type="float" office:value="16.8101937771" calcext:value-type="float">
            <text:p>16.810193777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22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7.9470593902" calcext:value-type="float">
            <text:p>-117.9470593902</text:p>
          </table:table-cell>
          <table:table-cell office:value-type="float" office:value="16.5802440827" calcext:value-type="float">
            <text:p>16.580244082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21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3.0768892786" calcext:value-type="float">
            <text:p>-123.0768892786</text:p>
          </table:table-cell>
          <table:table-cell office:value-type="float" office:value="16.6364572296" calcext:value-type="float">
            <text:p>16.636457229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20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7.2823739742" calcext:value-type="float">
            <text:p>-137.2823739742</text:p>
          </table:table-cell>
          <table:table-cell office:value-type="float" office:value="16.2921821949" calcext:value-type="float">
            <text:p>16.292182194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19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2.787215711" calcext:value-type="float">
            <text:p>-132.787215711</text:p>
          </table:table-cell>
          <table:table-cell office:value-type="float" office:value="16.8109242043" calcext:value-type="float">
            <text:p>16.810924204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18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8.1974962446" calcext:value-type="float">
            <text:p>-118.1974962446</text:p>
          </table:table-cell>
          <table:table-cell office:value-type="float" office:value="16.5812909137" calcext:value-type="float">
            <text:p>16.581290913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17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1488223546" calcext:value-type="float">
            <text:p>-147.1488223546</text:p>
          </table:table-cell>
          <table:table-cell office:value-type="float" office:value="16.3749012596" calcext:value-type="float">
            <text:p>16.374901259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2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16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7.9006613848" calcext:value-type="float">
            <text:p>-117.9006613848</text:p>
          </table:table-cell>
          <table:table-cell office:value-type="float" office:value="16.1261715465" calcext:value-type="float">
            <text:p>16.126171546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15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2.9225797233" calcext:value-type="float">
            <text:p>-112.9225797233</text:p>
          </table:table-cell>
          <table:table-cell office:value-type="float" office:value="16.6334048134" calcext:value-type="float">
            <text:p>16.633404813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14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3178874954" calcext:value-type="float">
            <text:p>-141.3178874954</text:p>
          </table:table-cell>
          <table:table-cell office:value-type="float" office:value="16.6269671656" calcext:value-type="float">
            <text:p>16.62696716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13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93.2218606022" calcext:value-type="float">
            <text:p>-93.2218606022</text:p>
          </table:table-cell>
          <table:table-cell office:value-type="float" office:value="16.6438642953" calcext:value-type="float">
            <text:p>16.643864295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12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2.4075191827" calcext:value-type="float">
            <text:p>-122.4075191827</text:p>
          </table:table-cell>
          <table:table-cell office:value-type="float" office:value="16.2535269221" calcext:value-type="float">
            <text:p>16.253526922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11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3.0282236132" calcext:value-type="float">
            <text:p>-123.0282236132</text:p>
          </table:table-cell>
          <table:table-cell office:value-type="float" office:value="16.6269671656" calcext:value-type="float">
            <text:p>16.62696716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10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9.1355013986" calcext:value-type="float">
            <text:p>-129.1355013986</text:p>
          </table:table-cell>
          <table:table-cell office:value-type="float" office:value="16.3177991306" calcext:value-type="float">
            <text:p>16.317799130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9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3.8065894443" calcext:value-type="float">
            <text:p>-143.8065894443</text:p>
          </table:table-cell>
          <table:table-cell office:value-type="float" office:value="16.5969926811" calcext:value-type="float">
            <text:p>16.596992681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8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7.3448133095" calcext:value-type="float">
            <text:p>-127.3448133095</text:p>
          </table:table-cell>
          <table:table-cell office:value-type="float" office:value="16.6752893051" calcext:value-type="float">
            <text:p>16.675289305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7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18.2690744445" calcext:value-type="float">
            <text:p>-118.2690744445</text:p>
          </table:table-cell>
          <table:table-cell office:value-type="float" office:value="16.6710194345" calcext:value-type="float">
            <text:p>16.671019434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6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6.0337002486" calcext:value-type="float">
            <text:p>-126.0337002486</text:p>
          </table:table-cell>
          <table:table-cell office:value-type="float" office:value="16.7470521078" calcext:value-type="float">
            <text:p>16.747052107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5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1.0405751336" calcext:value-type="float">
            <text:p>-131.0405751336</text:p>
          </table:table-cell>
          <table:table-cell office:value-type="float" office:value="16.3289635853" calcext:value-type="float">
            <text:p>16.328963585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4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7.7780556928" calcext:value-type="float">
            <text:p>-127.7780556928</text:p>
          </table:table-cell>
          <table:table-cell office:value-type="float" office:value="16.4972122349" calcext:value-type="float">
            <text:p>16.497212234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3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3.0085668162" calcext:value-type="float">
            <text:p>-133.0085668162</text:p>
          </table:table-cell>
          <table:table-cell office:value-type="float" office:value="16.5612834668" calcext:value-type="float">
            <text:p>16.561283466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2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2.6514357875" calcext:value-type="float">
            <text:p>-132.6514357875</text:p>
          </table:table-cell>
          <table:table-cell office:value-type="float" office:value="16.572435559" calcext:value-type="float">
            <text:p>16.57243555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1"</text:p>
          </table:table-cell>
          <table:table-cell office:value-type="string" calcext:value-type="string">
            <text:p>subtype="dssd_front"</text:p>
          </table:table-cell>
          <table:table-cell office:value-type="string" calcext:value-type="string">
            <text:p>type="dssd_front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2.6514357875" calcext:value-type="float">
            <text:p>-132.6514357875</text:p>
          </table:table-cell>
          <table:table-cell office:value-type="float" office:value="16.572435559" calcext:value-type="float">
            <text:p>16.57243555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3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6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9.353555616" calcext:value-type="float">
            <text:p>-129.353555616</text:p>
          </table:table-cell>
          <table:table-cell office:value-type="float" office:value="3.516112216" calcext:value-type="float">
            <text:p>3.51611221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6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0.4489813622" calcext:value-type="float">
            <text:p>-130.4489813622</text:p>
          </table:table-cell>
          <table:table-cell office:value-type="float" office:value="3.4975013387" calcext:value-type="float">
            <text:p>3.497501338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6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3.6833526791" calcext:value-type="float">
            <text:p>-133.6833526791</text:p>
          </table:table-cell>
          <table:table-cell office:value-type="float" office:value="3.5166755146" calcext:value-type="float">
            <text:p>3.516675514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6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6.5770927545" calcext:value-type="float">
            <text:p>-136.5770927545</text:p>
          </table:table-cell>
          <table:table-cell office:value-type="float" office:value="3.5654627077" calcext:value-type="float">
            <text:p>3.565462707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6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3.2133782379" calcext:value-type="float">
            <text:p>-143.2133782379</text:p>
          </table:table-cell>
          <table:table-cell office:value-type="float" office:value="3.5372214661" calcext:value-type="float">
            <text:p>3.537221466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5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7.8870041287" calcext:value-type="float">
            <text:p>-137.8870041287</text:p>
          </table:table-cell>
          <table:table-cell office:value-type="float" office:value="3.5496441328" calcext:value-type="float">
            <text:p>3.549644132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5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0.4128619738" calcext:value-type="float">
            <text:p>-140.4128619738</text:p>
          </table:table-cell>
          <table:table-cell office:value-type="float" office:value="3.6458197008" calcext:value-type="float">
            <text:p>3.645819700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5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2.5287653312" calcext:value-type="float">
            <text:p>-142.5287653312</text:p>
          </table:table-cell>
          <table:table-cell office:value-type="float" office:value="3.5488266682" calcext:value-type="float">
            <text:p>3.548826668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5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0.8049239457" calcext:value-type="float">
            <text:p>-150.8049239457</text:p>
          </table:table-cell>
          <table:table-cell office:value-type="float" office:value="3.5391919919" calcext:value-type="float">
            <text:p>3.539191991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5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5049574259" calcext:value-type="float">
            <text:p>-146.5049574259</text:p>
          </table:table-cell>
          <table:table-cell office:value-type="float" office:value="3.5433827173" calcext:value-type="float">
            <text:p>3.543382717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5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8912824084" calcext:value-type="float">
            <text:p>-147.8912824084</text:p>
          </table:table-cell>
          <table:table-cell office:value-type="float" office:value="3.5748923154" calcext:value-type="float">
            <text:p>3.574892315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5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8883079366" calcext:value-type="float">
            <text:p>-141.8883079366</text:p>
          </table:table-cell>
          <table:table-cell office:value-type="float" office:value="3.6171938977" calcext:value-type="float">
            <text:p>3.617193897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5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5.1078683929" calcext:value-type="float">
            <text:p>-145.1078683929</text:p>
          </table:table-cell>
          <table:table-cell office:value-type="float" office:value="3.5451831176" calcext:value-type="float">
            <text:p>3.545183117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5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7789621658" calcext:value-type="float">
            <text:p>-144.7789621658</text:p>
          </table:table-cell>
          <table:table-cell office:value-type="float" office:value="3.614844496" calcext:value-type="float">
            <text:p>3.61484449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5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3995289702" calcext:value-type="float">
            <text:p>-144.3995289702</text:p>
          </table:table-cell>
          <table:table-cell office:value-type="float" office:value="3.5772086442" calcext:value-type="float">
            <text:p>3.577208644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4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2870850883" calcext:value-type="float">
            <text:p>-144.2870850883</text:p>
          </table:table-cell>
          <table:table-cell office:value-type="float" office:value="3.5616856729" calcext:value-type="float">
            <text:p>3.561685672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4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4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6.7762459476" calcext:value-type="float">
            <text:p>-136.7762459476</text:p>
          </table:table-cell>
          <table:table-cell office:value-type="float" office:value="3.5243345481" calcext:value-type="float">
            <text:p>3.524334548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4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9.834331812" calcext:value-type="float">
            <text:p>-139.834331812</text:p>
          </table:table-cell>
          <table:table-cell office:value-type="float" office:value="3.5391404515" calcext:value-type="float">
            <text:p>3.539140451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4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9.8180984026" calcext:value-type="float">
            <text:p>-139.8180984026</text:p>
          </table:table-cell>
          <table:table-cell office:value-type="float" office:value="3.575025933" calcext:value-type="float">
            <text:p>3.57502593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4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4851068132" calcext:value-type="float">
            <text:p>-146.4851068132</text:p>
          </table:table-cell>
          <table:table-cell office:value-type="float" office:value="3.5681553225" calcext:value-type="float">
            <text:p>3.568155322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4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1.119900018" calcext:value-type="float">
            <text:p>-151.119900018</text:p>
          </table:table-cell>
          <table:table-cell office:value-type="float" office:value="3.5934234847" calcext:value-type="float">
            <text:p>3.593423484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4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8.163862331" calcext:value-type="float">
            <text:p>-148.163862331</text:p>
          </table:table-cell>
          <table:table-cell office:value-type="float" office:value="3.5689109244" calcext:value-type="float">
            <text:p>3.568910924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4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4169432184" calcext:value-type="float">
            <text:p>-146.4169432184</text:p>
          </table:table-cell>
          <table:table-cell office:value-type="float" office:value="3.587747775" calcext:value-type="float">
            <text:p>3.58774777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4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1467394577" calcext:value-type="float">
            <text:p>-149.1467394577</text:p>
          </table:table-cell>
          <table:table-cell office:value-type="float" office:value="3.5761752772" calcext:value-type="float">
            <text:p>3.576175277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4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380261215" calcext:value-type="float">
            <text:p>-146.380261215</text:p>
          </table:table-cell>
          <table:table-cell office:value-type="float" office:value="3.6224148898" calcext:value-type="float">
            <text:p>3.622414889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3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2.1951455761" calcext:value-type="float">
            <text:p>-142.1951455761</text:p>
          </table:table-cell>
          <table:table-cell office:value-type="float" office:value="3.6664376299" calcext:value-type="float">
            <text:p>3.666437629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3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1.3403468875" calcext:value-type="float">
            <text:p>-151.3403468875</text:p>
          </table:table-cell>
          <table:table-cell office:value-type="float" office:value="3.5670226927" calcext:value-type="float">
            <text:p>3.567022692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3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6045905819" calcext:value-type="float">
            <text:p>-146.6045905819</text:p>
          </table:table-cell>
          <table:table-cell office:value-type="float" office:value="3.6112123446" calcext:value-type="float">
            <text:p>3.611212344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3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308919046" calcext:value-type="float">
            <text:p>-149.308919046</text:p>
          </table:table-cell>
          <table:table-cell office:value-type="float" office:value="3.626879179" calcext:value-type="float">
            <text:p>3.62687917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3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0.0205149935" calcext:value-type="float">
            <text:p>-150.0205149935</text:p>
          </table:table-cell>
          <table:table-cell office:value-type="float" office:value="3.5653687848" calcext:value-type="float">
            <text:p>3.565368784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3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8842686783" calcext:value-type="float">
            <text:p>-141.8842686783</text:p>
          </table:table-cell>
          <table:table-cell office:value-type="float" office:value="3.645387578" calcext:value-type="float">
            <text:p>3.64538757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3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4.0438528639" calcext:value-type="float">
            <text:p>-154.0438528639</text:p>
          </table:table-cell>
          <table:table-cell office:value-type="float" office:value="3.5400219804" calcext:value-type="float">
            <text:p>3.540021980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5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1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5.1388720411" calcext:value-type="float">
            <text:p>-145.1388720411</text:p>
          </table:table-cell>
          <table:table-cell office:value-type="float" office:value="3.5741886897" calcext:value-type="float">
            <text:p>3.574188689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1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8.9813034097" calcext:value-type="float">
            <text:p>-138.9813034097</text:p>
          </table:table-cell>
          <table:table-cell office:value-type="float" office:value="3.5630445458" calcext:value-type="float">
            <text:p>3.563044545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1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0.1976255185" calcext:value-type="float">
            <text:p>-140.1976255185</text:p>
          </table:table-cell>
          <table:table-cell office:value-type="float" office:value="3.5294929438" calcext:value-type="float">
            <text:p>3.529492943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1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4602313115" calcext:value-type="float">
            <text:p>-149.4602313115</text:p>
          </table:table-cell>
          <table:table-cell office:value-type="float" office:value="3.621814109" calcext:value-type="float">
            <text:p>3.62181410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1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6970883235" calcext:value-type="float">
            <text:p>-134.6970883235</text:p>
          </table:table-cell>
          <table:table-cell office:value-type="float" office:value="3.5910901883" calcext:value-type="float">
            <text:p>3.591090188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1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9.8576867028" calcext:value-type="float">
            <text:p>-139.8576867028</text:p>
          </table:table-cell>
          <table:table-cell office:value-type="float" office:value="3.6242781384" calcext:value-type="float">
            <text:p>3.624278138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1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2525148935" calcext:value-type="float">
            <text:p>-147.2525148935</text:p>
          </table:table-cell>
          <table:table-cell office:value-type="float" office:value="3.6613290812" calcext:value-type="float">
            <text:p>3.661329081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7971182853" calcext:value-type="float">
            <text:p>-149.7971182853</text:p>
          </table:table-cell>
          <table:table-cell office:value-type="float" office:value="3.6482835107" calcext:value-type="float">
            <text:p>3.648283510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3.129730041" calcext:value-type="float">
            <text:p>-143.129730041</text:p>
          </table:table-cell>
          <table:table-cell office:value-type="float" office:value="3.6813886655" calcext:value-type="float">
            <text:p>3.681388665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3891259229" calcext:value-type="float">
            <text:p>-141.3891259229</text:p>
          </table:table-cell>
          <table:table-cell office:value-type="float" office:value="3.5756328702" calcext:value-type="float">
            <text:p>3.575632870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0249361801" calcext:value-type="float">
            <text:p>-134.0249361801</text:p>
          </table:table-cell>
          <table:table-cell office:value-type="float" office:value="3.6118668083" calcext:value-type="float">
            <text:p>3.611866808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2.3133224612" calcext:value-type="float">
            <text:p>-142.3133224612</text:p>
          </table:table-cell>
          <table:table-cell office:value-type="float" office:value="3.6435051102" calcext:value-type="float">
            <text:p>3.643505110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3.6561333401" calcext:value-type="float">
            <text:p>-153.6561333401</text:p>
          </table:table-cell>
          <table:table-cell office:value-type="float" office:value="3.5616767227" calcext:value-type="float">
            <text:p>3.561676722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8172531143" calcext:value-type="float">
            <text:p>-149.8172531143</text:p>
          </table:table-cell>
          <table:table-cell office:value-type="float" office:value="3.6112328991" calcext:value-type="float">
            <text:p>3.611232899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5.9933791785" calcext:value-type="float">
            <text:p>-145.9933791785</text:p>
          </table:table-cell>
          <table:table-cell office:value-type="float" office:value="3.5887639852" calcext:value-type="float">
            <text:p>3.588763985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8.4314596409" calcext:value-type="float">
            <text:p>-138.4314596409</text:p>
          </table:table-cell>
          <table:table-cell office:value-type="float" office:value="3.6609617957" calcext:value-type="float">
            <text:p>3.660961795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6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3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5.0603067397" calcext:value-type="float">
            <text:p>-135.0603067397</text:p>
          </table:table-cell>
          <table:table-cell office:value-type="float" office:value="3.4796351546" calcext:value-type="float">
            <text:p>3.479635154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3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3.0667818898" calcext:value-type="float">
            <text:p>-133.0667818898</text:p>
          </table:table-cell>
          <table:table-cell office:value-type="float" office:value="3.5011871928" calcext:value-type="float">
            <text:p>3.501187192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3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3.8748188139" calcext:value-type="float">
            <text:p>-143.8748188139</text:p>
          </table:table-cell>
          <table:table-cell office:value-type="float" office:value="3.5540264255" calcext:value-type="float">
            <text:p>3.554026425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2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8389482531" calcext:value-type="float">
            <text:p>-146.8389482531</text:p>
          </table:table-cell>
          <table:table-cell office:value-type="float" office:value="3.6326575478" calcext:value-type="float">
            <text:p>3.632657547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2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8.2912603495" calcext:value-type="float">
            <text:p>-148.2912603495</text:p>
          </table:table-cell>
          <table:table-cell office:value-type="float" office:value="3.6233263171" calcext:value-type="float">
            <text:p>3.623326317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2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2935138986" calcext:value-type="float">
            <text:p>-147.2935138986</text:p>
          </table:table-cell>
          <table:table-cell office:value-type="float" office:value="3.6529987024" calcext:value-type="float">
            <text:p>3.652998702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2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9914625999" calcext:value-type="float">
            <text:p>-141.9914625999</text:p>
          </table:table-cell>
          <table:table-cell office:value-type="float" office:value="3.6360190089" calcext:value-type="float">
            <text:p>3.636019008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2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9257204443" calcext:value-type="float">
            <text:p>-141.9257204443</text:p>
          </table:table-cell>
          <table:table-cell office:value-type="float" office:value="3.5878494205" calcext:value-type="float">
            <text:p>3.587849420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2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2.4362499345" calcext:value-type="float">
            <text:p>-142.4362499345</text:p>
          </table:table-cell>
          <table:table-cell office:value-type="float" office:value="3.6499485573" calcext:value-type="float">
            <text:p>3.649948557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2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2.4686614588" calcext:value-type="float">
            <text:p>-132.4686614588</text:p>
          </table:table-cell>
          <table:table-cell office:value-type="float" office:value="3.6501240784" calcext:value-type="float">
            <text:p>3.650124078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2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9.7592075883" calcext:value-type="float">
            <text:p>-159.7592075883</text:p>
          </table:table-cell>
          <table:table-cell office:value-type="float" office:value="3.6577626569" calcext:value-type="float">
            <text:p>3.657762656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2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3.914147498" calcext:value-type="float">
            <text:p>-153.914147498</text:p>
          </table:table-cell>
          <table:table-cell office:value-type="float" office:value="3.6321004378" calcext:value-type="float">
            <text:p>3.632100437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2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7866569014" calcext:value-type="float">
            <text:p>-141.7866569014</text:p>
          </table:table-cell>
          <table:table-cell office:value-type="float" office:value="3.5810167579" calcext:value-type="float">
            <text:p>3.581016757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1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989377434" calcext:value-type="float">
            <text:p>-144.989377434</text:p>
          </table:table-cell>
          <table:table-cell office:value-type="float" office:value="3.613018134" calcext:value-type="float">
            <text:p>3.61301813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1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6414300513" calcext:value-type="float">
            <text:p>-149.6414300513</text:p>
          </table:table-cell>
          <table:table-cell office:value-type="float" office:value="3.5468985851" calcext:value-type="float">
            <text:p>3.546898585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1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5.4120350101" calcext:value-type="float">
            <text:p>-155.4120350101</text:p>
          </table:table-cell>
          <table:table-cell office:value-type="float" office:value="3.6260013901" calcext:value-type="float">
            <text:p>3.626001390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7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12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7.510612869" calcext:value-type="float">
            <text:p>-137.510612869</text:p>
          </table:table-cell>
          <table:table-cell office:value-type="float" office:value="3.4507796614" calcext:value-type="float">
            <text:p>3.450779661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12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7211752445" calcext:value-type="float">
            <text:p>-134.7211752445</text:p>
          </table:table-cell>
          <table:table-cell office:value-type="float" office:value="3.5391569749" calcext:value-type="float">
            <text:p>3.539156974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12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3.9597840934" calcext:value-type="float">
            <text:p>-153.9597840934</text:p>
          </table:table-cell>
          <table:table-cell office:value-type="float" office:value="3.5518322691" calcext:value-type="float">
            <text:p>3.551832269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12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0.5979963015" calcext:value-type="float">
            <text:p>-150.5979963015</text:p>
          </table:table-cell>
          <table:table-cell office:value-type="float" office:value="3.6032056909" calcext:value-type="float">
            <text:p>3.603205690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12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2.4168365511" calcext:value-type="float">
            <text:p>-152.4168365511</text:p>
          </table:table-cell>
          <table:table-cell office:value-type="float" office:value="3.5861045411" calcext:value-type="float">
            <text:p>3.586104541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12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5.7521100541" calcext:value-type="float">
            <text:p>-135.7521100541</text:p>
          </table:table-cell>
          <table:table-cell office:value-type="float" office:value="3.5719683626" calcext:value-type="float">
            <text:p>3.571968362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12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5207432088" calcext:value-type="float">
            <text:p>-146.5207432088</text:p>
          </table:table-cell>
          <table:table-cell office:value-type="float" office:value="3.6175127083" calcext:value-type="float">
            <text:p>3.617512708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12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5082249598" calcext:value-type="float">
            <text:p>-146.5082249598</text:p>
          </table:table-cell>
          <table:table-cell office:value-type="float" office:value="3.6478899042" calcext:value-type="float">
            <text:p>3.647889904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12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1.6462510991" calcext:value-type="float">
            <text:p>-151.6462510991</text:p>
          </table:table-cell>
          <table:table-cell office:value-type="float" office:value="3.640614241" calcext:value-type="float">
            <text:p>3.64061424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11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3550363252" calcext:value-type="float">
            <text:p>-147.3550363252</text:p>
          </table:table-cell>
          <table:table-cell office:value-type="float" office:value="3.5739331025" calcext:value-type="float">
            <text:p>3.573933102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11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8.6994952963" calcext:value-type="float">
            <text:p>-148.6994952963</text:p>
          </table:table-cell>
          <table:table-cell office:value-type="float" office:value="3.6007381954" calcext:value-type="float">
            <text:p>3.600738195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11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0727515651" calcext:value-type="float">
            <text:p>-147.0727515651</text:p>
          </table:table-cell>
          <table:table-cell office:value-type="float" office:value="3.5401707781" calcext:value-type="float">
            <text:p>3.540170778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11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7.3337380842" calcext:value-type="float">
            <text:p>-137.3337380842</text:p>
          </table:table-cell>
          <table:table-cell office:value-type="float" office:value="3.5547433676" calcext:value-type="float">
            <text:p>3.554743367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11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2811546496" calcext:value-type="float">
            <text:p>-141.2811546496</text:p>
          </table:table-cell>
          <table:table-cell office:value-type="float" office:value="3.6164249997" calcext:value-type="float">
            <text:p>3.616424999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11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0.0568580807" calcext:value-type="float">
            <text:p>-150.0568580807</text:p>
          </table:table-cell>
          <table:table-cell office:value-type="float" office:value="3.5346722182" calcext:value-type="float">
            <text:p>3.534672218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11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7.4926356262" calcext:value-type="float">
            <text:p>-137.4926356262</text:p>
          </table:table-cell>
          <table:table-cell office:value-type="float" office:value="3.5303273719" calcext:value-type="float">
            <text:p>3.530327371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8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11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2.3104561139" calcext:value-type="float">
            <text:p>-142.3104561139</text:p>
          </table:table-cell>
          <table:table-cell office:value-type="float" office:value="3.578061763" calcext:value-type="float">
            <text:p>3.57806176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11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8.6991813581" calcext:value-type="float">
            <text:p>-138.6991813581</text:p>
          </table:table-cell>
          <table:table-cell office:value-type="float" office:value="3.6096133088" calcext:value-type="float">
            <text:p>3.609613308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11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261102766" calcext:value-type="float">
            <text:p>-147.261102766</text:p>
          </table:table-cell>
          <table:table-cell office:value-type="float" office:value="3.5963109556" calcext:value-type="float">
            <text:p>3.59631095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10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7.0401860938" calcext:value-type="float">
            <text:p>-137.0401860938</text:p>
          </table:table-cell>
          <table:table-cell office:value-type="float" office:value="3.6214985108" calcext:value-type="float">
            <text:p>3.621498510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10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8.5541737675" calcext:value-type="float">
            <text:p>-138.5541737675</text:p>
          </table:table-cell>
          <table:table-cell office:value-type="float" office:value="3.6256194842" calcext:value-type="float">
            <text:p>3.625619484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10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6641637945" calcext:value-type="float">
            <text:p>-147.6641637945</text:p>
          </table:table-cell>
          <table:table-cell office:value-type="float" office:value="3.6077134276" calcext:value-type="float">
            <text:p>3.607713427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10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3753201464" calcext:value-type="float">
            <text:p>-141.3753201464</text:p>
          </table:table-cell>
          <table:table-cell office:value-type="float" office:value="3.6178767014" calcext:value-type="float">
            <text:p>3.617876701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10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9011266514" calcext:value-type="float">
            <text:p>-144.9011266514</text:p>
          </table:table-cell>
          <table:table-cell office:value-type="float" office:value="3.6797418085" calcext:value-type="float">
            <text:p>3.679741808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10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3.415901512" calcext:value-type="float">
            <text:p>-153.415901512</text:p>
          </table:table-cell>
          <table:table-cell office:value-type="float" office:value="3.6343966776" calcext:value-type="float">
            <text:p>3.634396677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10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5221385847" calcext:value-type="float">
            <text:p>-144.5221385847</text:p>
          </table:table-cell>
          <table:table-cell office:value-type="float" office:value="3.6203470687" calcext:value-type="float">
            <text:p>3.620347068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10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2.8884891349" calcext:value-type="float">
            <text:p>-142.8884891349</text:p>
          </table:table-cell>
          <table:table-cell office:value-type="float" office:value="3.6693782363" calcext:value-type="float">
            <text:p>3.669378236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10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085456234" calcext:value-type="float">
            <text:p>-147.085456234</text:p>
          </table:table-cell>
          <table:table-cell office:value-type="float" office:value="3.6596670286" calcext:value-type="float">
            <text:p>3.659667028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10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1.0718606889" calcext:value-type="float">
            <text:p>-141.0718606889</text:p>
          </table:table-cell>
          <table:table-cell office:value-type="float" office:value="3.6731672801" calcext:value-type="float">
            <text:p>3.673167280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9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3999098875" calcext:value-type="float">
            <text:p>-149.3999098875</text:p>
          </table:table-cell>
          <table:table-cell office:value-type="float" office:value="3.6048869843" calcext:value-type="float">
            <text:p>3.604886984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9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9.2032827676" calcext:value-type="float">
            <text:p>-139.2032827676</text:p>
          </table:table-cell>
          <table:table-cell office:value-type="float" office:value="3.6059347886" calcext:value-type="float">
            <text:p>3.605934788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9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1.5730745972" calcext:value-type="float">
            <text:p>-151.5730745972</text:p>
          </table:table-cell>
          <table:table-cell office:value-type="float" office:value="3.6241111418" calcext:value-type="float">
            <text:p>3.624111141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9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8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211501643" calcext:value-type="float">
            <text:p>-144.211501643</text:p>
          </table:table-cell>
          <table:table-cell office:value-type="float" office:value="3.5716539709" calcext:value-type="float">
            <text:p>3.571653970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9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2.2824762172" calcext:value-type="float">
            <text:p>-132.2824762172</text:p>
          </table:table-cell>
          <table:table-cell office:value-type="float" office:value="3.5546767356" calcext:value-type="float">
            <text:p>3.55467673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9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0.2270249533" calcext:value-type="float">
            <text:p>-140.2270249533</text:p>
          </table:table-cell>
          <table:table-cell office:value-type="float" office:value="3.5576938279" calcext:value-type="float">
            <text:p>3.5576938279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9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2.3371304411" calcext:value-type="float">
            <text:p>-142.3371304411</text:p>
          </table:table-cell>
          <table:table-cell office:value-type="float" office:value="3.525459024" calcext:value-type="float">
            <text:p>3.52545902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9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8.1144280237" calcext:value-type="float">
            <text:p>-148.1144280237</text:p>
          </table:table-cell>
          <table:table-cell office:value-type="float" office:value="3.5760515625" calcext:value-type="float">
            <text:p>3.576051562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9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7.8675231298" calcext:value-type="float">
            <text:p>-157.8675231298</text:p>
          </table:table-cell>
          <table:table-cell office:value-type="float" office:value="3.6032084447" calcext:value-type="float">
            <text:p>3.603208444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9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6.1620908395" calcext:value-type="float">
            <text:p>-156.1620908395</text:p>
          </table:table-cell>
          <table:table-cell office:value-type="float" office:value="3.6337006888" calcext:value-type="float">
            <text:p>3.633700688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8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8.2327325019" calcext:value-type="float">
            <text:p>-148.2327325019</text:p>
          </table:table-cell>
          <table:table-cell office:value-type="float" office:value="3.5812843695" calcext:value-type="float">
            <text:p>3.581284369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8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4621486358" calcext:value-type="float">
            <text:p>-146.4621486358</text:p>
          </table:table-cell>
          <table:table-cell office:value-type="float" office:value="3.5883791754" calcext:value-type="float">
            <text:p>3.588379175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8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8.8246106132" calcext:value-type="float">
            <text:p>-138.8246106132</text:p>
          </table:table-cell>
          <table:table-cell office:value-type="float" office:value="3.6386037936" calcext:value-type="float">
            <text:p>3.638603793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8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4034305523" calcext:value-type="float">
            <text:p>-146.4034305523</text:p>
          </table:table-cell>
          <table:table-cell office:value-type="float" office:value="3.5922520993" calcext:value-type="float">
            <text:p>3.592252099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9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7947167295" calcext:value-type="float">
            <text:p>-146.7947167295</text:p>
          </table:table-cell>
          <table:table-cell office:value-type="float" office:value="3.5821891933" calcext:value-type="float">
            <text:p>3.582189193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8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4.3212598502" calcext:value-type="float">
            <text:p>-154.3212598502</text:p>
          </table:table-cell>
          <table:table-cell office:value-type="float" office:value="3.5900102478" calcext:value-type="float">
            <text:p>3.590010247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8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6.8891864814" calcext:value-type="float">
            <text:p>-146.8891864814</text:p>
          </table:table-cell>
          <table:table-cell office:value-type="float" office:value="3.5947360313" calcext:value-type="float">
            <text:p>3.594736031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8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3836065438" calcext:value-type="float">
            <text:p>-144.3836065438</text:p>
          </table:table-cell>
          <table:table-cell office:value-type="float" office:value="3.5705835702" calcext:value-type="float">
            <text:p>3.570583570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8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5.3492795831" calcext:value-type="float">
            <text:p>-145.3492795831</text:p>
          </table:table-cell>
          <table:table-cell office:value-type="float" office:value="3.5708084753" calcext:value-type="float">
            <text:p>3.570808475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10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location="8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0.4769847018" calcext:value-type="float">
            <text:p>-140.4769847018</text:p>
          </table:table-cell>
          <table:table-cell office:value-type="float" office:value="3.4943370915" calcext:value-type="float">
            <text:p>3.494337091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location="7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25.7559974964" calcext:value-type="float">
            <text:p>-125.7559974964</text:p>
          </table:table-cell>
          <table:table-cell office:value-type="float" office:value="3.5257094677" calcext:value-type="float">
            <text:p>3.525709467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location="7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6.4910520229" calcext:value-type="float">
            <text:p>-136.4910520229</text:p>
          </table:table-cell>
          <table:table-cell office:value-type="float" office:value="3.517601776" calcext:value-type="float">
            <text:p>3.51760177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location="7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9.9318711623" calcext:value-type="float">
            <text:p>-139.9318711623</text:p>
          </table:table-cell>
          <table:table-cell office:value-type="float" office:value="3.4997354822" calcext:value-type="float">
            <text:p>3.499735482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location="7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7.3334908904" calcext:value-type="float">
            <text:p>-137.3334908904</text:p>
          </table:table-cell>
          <table:table-cell office:value-type="float" office:value="3.5208834664" calcext:value-type="float">
            <text:p>3.520883466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location="7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34.8422939984" calcext:value-type="float">
            <text:p>-134.8422939984</text:p>
          </table:table-cell>
          <table:table-cell office:value-type="float" office:value="3.5426220265" calcext:value-type="float">
            <text:p>3.542622026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location="74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5.8470476399" calcext:value-type="float">
            <text:p>-145.8470476399</text:p>
          </table:table-cell>
          <table:table-cell office:value-type="float" office:value="3.5554128211" calcext:value-type="float">
            <text:p>3.555412821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location="73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9.0277016719" calcext:value-type="float">
            <text:p>-149.0277016719</text:p>
          </table:table-cell>
          <table:table-cell office:value-type="float" office:value="3.5594583756" calcext:value-type="float">
            <text:p>3.55945837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8"</text:p>
          </table:table-cell>
          <table:table-cell office:value-type="string" calcext:value-type="string">
            <text:p>location="72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4.7493469812" calcext:value-type="float">
            <text:p>-144.7493469812</text:p>
          </table:table-cell>
          <table:table-cell office:value-type="float" office:value="3.5336768796" calcext:value-type="float">
            <text:p>3.533676879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9"</text:p>
          </table:table-cell>
          <table:table-cell office:value-type="string" calcext:value-type="string">
            <text:p>location="71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5.8675641133" calcext:value-type="float">
            <text:p>-145.8675641133</text:p>
          </table:table-cell>
          <table:table-cell office:value-type="float" office:value="3.5519533731" calcext:value-type="float">
            <text:p>3.551953373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0"</text:p>
          </table:table-cell>
          <table:table-cell office:value-type="string" calcext:value-type="string">
            <text:p>location="70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3.3931667021" calcext:value-type="float">
            <text:p>-143.3931667021</text:p>
          </table:table-cell>
          <table:table-cell office:value-type="float" office:value="3.5572920751" calcext:value-type="float">
            <text:p>3.557292075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1"</text:p>
          </table:table-cell>
          <table:table-cell office:value-type="string" calcext:value-type="string">
            <text:p>location="69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5.5533603436" calcext:value-type="float">
            <text:p>-145.5533603436</text:p>
          </table:table-cell>
          <table:table-cell office:value-type="float" office:value="3.5633449553" calcext:value-type="float">
            <text:p>3.563344955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2"</text:p>
          </table:table-cell>
          <table:table-cell office:value-type="string" calcext:value-type="string">
            <text:p>location="68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8.5463333458" calcext:value-type="float">
            <text:p>-148.5463333458</text:p>
          </table:table-cell>
          <table:table-cell office:value-type="float" office:value="3.5824213545" calcext:value-type="float">
            <text:p>3.5824213545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3"</text:p>
          </table:table-cell>
          <table:table-cell office:value-type="string" calcext:value-type="string">
            <text:p>location="67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47.5401074301" calcext:value-type="float">
            <text:p>-147.5401074301</text:p>
          </table:table-cell>
          <table:table-cell office:value-type="float" office:value="3.5778853142" calcext:value-type="float">
            <text:p>3.577885314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4"</text:p>
          </table:table-cell>
          <table:table-cell office:value-type="string" calcext:value-type="string">
            <text:p>location="66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56.6508948845" calcext:value-type="float">
            <text:p>-156.6508948845</text:p>
          </table:table-cell>
          <table:table-cell office:value-type="float" office:value="3.556376862" calcext:value-type="float">
            <text:p>3.556376862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5"</text:p>
          </table:table-cell>
          <table:table-cell office:value-type="string" calcext:value-type="string">
            <text:p>location="65"</text:p>
          </table:table-cell>
          <table:table-cell office:value-type="string" calcext:value-type="string">
            <text:p>subtype="dssd_back"</text:p>
          </table:table-cell>
          <table:table-cell office:value-type="string" calcext:value-type="string">
            <text:p>type="dssd_back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-163.35898269" calcext:value-type="float">
            <text:p>-163.35898269</text:p>
          </table:table-cell>
          <table:table-cell office:value-type="float" office:value="3.5578051547" calcext:value-type="float">
            <text:p>3.557805154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11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subtype="veto"</text:p>
          </table:table-cell>
          <table:table-cell office:value-type="string" calcext:value-type="string">
            <text:p>type="si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580.3049468647" calcext:value-type="float">
            <text:p>580.3049468647</text:p>
          </table:table-cell>
          <table:table-cell office:value-type="float" office:value="8.0563222056" calcext:value-type="float">
            <text:p>8.05632220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subtype="si"</text:p>
          </table:table-cell>
          <table:table-cell office:value-type="string" calcext:value-type="string">
            <text:p>type="si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580.3049468647" calcext:value-type="float">
            <text:p>580.3049468647</text:p>
          </table:table-cell>
          <table:table-cell office:value-type="float" office:value="8.0563222056" calcext:value-type="float">
            <text:p>8.0563222056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subtype="si"</text:p>
          </table:table-cell>
          <table:table-cell office:value-type="string" calcext:value-type="string">
            <text:p>type="si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589.055431777" calcext:value-type="float">
            <text:p>589.055431777</text:p>
          </table:table-cell>
          <table:table-cell office:value-type="float" office:value="7.6769933654" calcext:value-type="float">
            <text:p>7.6769933654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subtype="si"</text:p>
          </table:table-cell>
          <table:table-cell office:value-type="string" calcext:value-type="string">
            <text:p>type="si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186.4884772759" calcext:value-type="float">
            <text:p>186.4884772759</text:p>
          </table:table-cell>
          <table:table-cell office:value-type="float" office:value="8.9343857711" calcext:value-type="float">
            <text:p>8.934385771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5"</text:p>
          </table:table-cell>
          <table:table-cell office:value-type="string" calcext:value-type="string">
            <text:p>subtype="si"</text:p>
          </table:table-cell>
          <table:table-cell office:value-type="string" calcext:value-type="string">
            <text:p>type="si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525.3142405863" calcext:value-type="float">
            <text:p>525.3142405863</text:p>
          </table:table-cell>
          <table:table-cell office:value-type="float" office:value="7.8998291203" calcext:value-type="float">
            <text:p>7.8998291203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6"</text:p>
          </table:table-cell>
          <table:table-cell office:value-type="string" calcext:value-type="string">
            <text:p>subtype="si"</text:p>
          </table:table-cell>
          <table:table-cell office:value-type="string" calcext:value-type="string">
            <text:p>type="si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553.5090813599" calcext:value-type="float">
            <text:p>553.5090813599</text:p>
          </table:table-cell>
          <table:table-cell office:value-type="float" office:value="8.0978666307" calcext:value-type="float">
            <text:p>8.0978666307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7"</text:p>
          </table:table-cell>
          <table:table-cell office:value-type="string" calcext:value-type="string">
            <text:p>subtype="si"</text:p>
          </table:table-cell>
          <table:table-cell office:value-type="string" calcext:value-type="string">
            <text:p>type="si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207.1418169746" calcext:value-type="float">
            <text:p>207.1418169746</text:p>
          </table:table-cell>
          <table:table-cell office:value-type="float" office:value="8.6917406398" calcext:value-type="float">
            <text:p>8.6917406398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number="12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0"</text:p>
          </table:table-cell>
          <table:table-cell office:value-type="string" calcext:value-type="string">
            <text:p>subtype="mcp"</text:p>
          </table:table-cell>
          <table:table-cell office:value-type="string" calcext:value-type="string">
            <text:p>type="mcp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1"</text:p>
          </table:table-cell>
          <table:table-cell office:value-type="string" calcext:value-type="string">
            <text:p>subtype="mcp"</text:p>
          </table:table-cell>
          <table:table-cell office:value-type="string" calcext:value-type="string">
            <text:p>type="mcp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2"</text:p>
          </table:table-cell>
          <table:table-cell office:value-type="string" calcext:value-type="string">
            <text:p>subtype="analog"</text:p>
          </table:table-cell>
          <table:table-cell office:value-type="string" calcext:value-type="string">
            <text:p>type="logic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3"</text:p>
          </table:table-cell>
          <table:table-cell office:value-type="string" calcext:value-type="string">
            <text:p>subtype="beam"</text:p>
          </table:table-cell>
          <table:table-cell office:value-type="string" calcext:value-type="string">
            <text:p>type="logic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umber="4"</text:p>
          </table:table-cell>
          <table:table-cell office:value-type="string" calcext:value-type="string">
            <text:p>subtype="none"</text:p>
          </table:table-cell>
          <table:table-cell office:value-type="string" calcext:value-type="string">
            <text:p>type="logic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max="32000"</text:p>
          </table:table-cell>
          <table:table-cell office:value-type="string" calcext:value-type="string">
            <text:p>model="linlin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libration</text:p>
          </table:table-cell>
        </table:table-row>
        <table:table-row table:style-name="ro2">
          <table:table-cell/>
          <table:table-cell office:value-type="string" calcext:value-type="string">
            <text:p>/Channe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odu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Map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TreeCorrelator</text:p>
          </table:table-cell>
          <table:table-cell office:value-type="string" calcext:value-type="string">
            <text:p>name="root"</text:p>
          </table:table-cell>
          <table:table-cell office:value-type="string" calcext:value-type="string">
            <text:p>verbose="False"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type="PlaceDetector"</text:p>
          </table:table-cell>
          <table:table-cell office:value-type="string" calcext:value-type="string">
            <text:p>name="Beam"</text:p>
          </table:table-cell>
          <table:table-cell office:value-type="string" calcext:value-type="string">
            <text:p>reset="false"</text:p>
          </table:table-cell>
          <table:table-cell office:value-type="string" calcext:value-type="string">
            <text:p>init="true"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/TreeCorrelato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GammaGat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/GammaGate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file="chains.txt"</text:p>
          </table:table-cell>
          <table:table-cell office:value-type="string" calcext:value-type="string">
            <text:p>mode="a"/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/Configuration</text:p>
          </table:table-cell>
          <table:table-cell table:number-columns-repeated="5"/>
        </table:table-row>
      </table:table>
      <table:table table:name="ConfigChannels" table:style-name="ta1">
        <table:table-column table:style-name="co1" table:number-columns-repeated="4" table:default-cell-style-name="Default"/>
        <table:table-row table:style-name="ro2">
          <table:table-cell office:value-type="float" office:value="-96.2672829519161" calcext:value-type="float">
            <text:p>-96.2672829519</text:p>
          </table:table-cell>
          <table:table-cell office:value-type="float" office:value="15.5493652678857" calcext:value-type="float">
            <text:p>15.5493652679</text:p>
          </table:table-cell>
          <table:table-cell office:value-type="float" office:value="150.944915624725" calcext:value-type="float">
            <text:p>150.9449156247</text:p>
          </table:table-cell>
          <table:table-cell office:value-type="float" office:value="14.7499344233628" calcext:value-type="float">
            <text:p>14.7499344234</text:p>
          </table:table-cell>
        </table:table-row>
        <table:table-row table:style-name="ro2">
          <table:table-cell office:value-type="float" office:value="-122.320860869387" calcext:value-type="float">
            <text:p>-122.3208608694</text:p>
          </table:table-cell>
          <table:table-cell office:value-type="float" office:value="15.5636595928085" calcext:value-type="float">
            <text:p>15.5636595928</text:p>
          </table:table-cell>
          <table:table-cell office:value-type="float" office:value="160.177675548997" calcext:value-type="float">
            <text:p>160.177675549</text:p>
          </table:table-cell>
          <table:table-cell office:value-type="float" office:value="14.6423921534589" calcext:value-type="float">
            <text:p>14.6423921535</text:p>
          </table:table-cell>
        </table:table-row>
        <table:table-row table:style-name="ro2">
          <table:table-cell office:value-type="float" office:value="-118.588949305814" calcext:value-type="float">
            <text:p>-118.5889493058</text:p>
          </table:table-cell>
          <table:table-cell office:value-type="float" office:value="15.6701893852494" calcext:value-type="float">
            <text:p>15.6701893852</text:p>
          </table:table-cell>
          <table:table-cell office:value-type="float" office:value="137.506245052335" calcext:value-type="float">
            <text:p>137.5062450523</text:p>
          </table:table-cell>
          <table:table-cell office:value-type="float" office:value="14.8381563901838" calcext:value-type="float">
            <text:p>14.8381563902</text:p>
          </table:table-cell>
        </table:table-row>
        <table:table-row table:style-name="ro2">
          <table:table-cell office:value-type="float" office:value="-110.166204699117" calcext:value-type="float">
            <text:p>-110.1662046991</text:p>
          </table:table-cell>
          <table:table-cell office:value-type="float" office:value="15.8920938787141" calcext:value-type="float">
            <text:p>15.8920938787</text:p>
          </table:table-cell>
          <table:table-cell office:value-type="float" office:value="156.082391671858" calcext:value-type="float">
            <text:p>156.0823916719</text:p>
          </table:table-cell>
          <table:table-cell office:value-type="float" office:value="15.0097873476288" calcext:value-type="float">
            <text:p>15.0097873476</text:p>
          </table:table-cell>
        </table:table-row>
        <table:table-row table:style-name="ro2">
          <table:table-cell office:value-type="float" office:value="-118.889327969161" calcext:value-type="float">
            <text:p>-118.8893279692</text:p>
          </table:table-cell>
          <table:table-cell office:value-type="float" office:value="15.9422588347038" calcext:value-type="float">
            <text:p>15.9422588347</text:p>
          </table:table-cell>
          <table:table-cell office:value-type="float" office:value="176.269496939045" calcext:value-type="float">
            <text:p>176.269496939</text:p>
          </table:table-cell>
          <table:table-cell office:value-type="float" office:value="14.9671723893177" calcext:value-type="float">
            <text:p>14.9671723893</text:p>
          </table:table-cell>
        </table:table-row>
        <table:table-row table:style-name="ro2">
          <table:table-cell office:value-type="float" office:value="-125.85831632697" calcext:value-type="float">
            <text:p>-125.858316327</text:p>
          </table:table-cell>
          <table:table-cell office:value-type="float" office:value="16.0678676180635" calcext:value-type="float">
            <text:p>16.0678676181</text:p>
          </table:table-cell>
          <table:table-cell office:value-type="float" office:value="155.16538116592" calcext:value-type="float">
            <text:p>155.1653811659</text:p>
          </table:table-cell>
          <table:table-cell office:value-type="float" office:value="15.1295964125561" calcext:value-type="float">
            <text:p>15.1295964126</text:p>
          </table:table-cell>
        </table:table-row>
        <table:table-row table:style-name="ro2">
          <table:table-cell office:value-type="float" office:value="-103.887126968733" calcext:value-type="float">
            <text:p>-103.8871269687</text:p>
          </table:table-cell>
          <table:table-cell office:value-type="float" office:value="15.818934827709" calcext:value-type="float">
            <text:p>15.8189348277</text:p>
          </table:table-cell>
          <table:table-cell office:value-type="float" office:value="130.160510349751" calcext:value-type="float">
            <text:p>130.1605103498</text:p>
          </table:table-cell>
          <table:table-cell office:value-type="float" office:value="15.0513026409707" calcext:value-type="float">
            <text:p>15.051302641</text:p>
          </table:table-cell>
        </table:table-row>
        <table:table-row table:style-name="ro2">
          <table:table-cell office:value-type="float" office:value="-133.26743905379" calcext:value-type="float">
            <text:p>-133.2674390538</text:p>
          </table:table-cell>
          <table:table-cell office:value-type="float" office:value="16.2191426910594" calcext:value-type="float">
            <text:p>16.2191426911</text:p>
          </table:table-cell>
          <table:table-cell office:value-type="float" office:value="142.368607181719" calcext:value-type="float">
            <text:p>142.3686071817</text:p>
          </table:table-cell>
          <table:table-cell office:value-type="float" office:value="15.2969713456656" calcext:value-type="float">
            <text:p>15.2969713457</text:p>
          </table:table-cell>
        </table:table-row>
        <table:table-row table:style-name="ro2">
          <table:table-cell office:value-type="float" office:value="-121.242494127353" calcext:value-type="float">
            <text:p>-121.2424941274</text:p>
          </table:table-cell>
          <table:table-cell office:value-type="float" office:value="16.0080408533864" calcext:value-type="float">
            <text:p>16.0080408534</text:p>
          </table:table-cell>
          <table:table-cell office:value-type="float" office:value="89.3004174986399" calcext:value-type="float">
            <text:p>89.3004174986</text:p>
          </table:table-cell>
          <table:table-cell office:value-type="float" office:value="15.3108549646034" calcext:value-type="float">
            <text:p>15.3108549646</text:p>
          </table:table-cell>
        </table:table-row>
        <table:table-row table:style-name="ro2">
          <table:table-cell office:value-type="float" office:value="-120.304986283585" calcext:value-type="float">
            <text:p>-120.3049862836</text:p>
          </table:table-cell>
          <table:table-cell office:value-type="float" office:value="16.6989483253041" calcext:value-type="float">
            <text:p>16.6989483253</text:p>
          </table:table-cell>
          <table:table-cell office:value-type="float" office:value="141.545628977914" calcext:value-type="float">
            <text:p>141.5456289779</text:p>
          </table:table-cell>
          <table:table-cell office:value-type="float" office:value="15.7894983152377" calcext:value-type="float">
            <text:p>15.7894983152</text:p>
          </table:table-cell>
        </table:table-row>
        <table:table-row table:style-name="ro2">
          <table:table-cell office:value-type="float" office:value="-119.259743308943" calcext:value-type="float">
            <text:p>-119.2597433089</text:p>
          </table:table-cell>
          <table:table-cell office:value-type="float" office:value="15.7496432541855" calcext:value-type="float">
            <text:p>15.7496432542</text:p>
          </table:table-cell>
          <table:table-cell office:value-type="float" office:value="83.4893578966166" calcext:value-type="float">
            <text:p>83.4893578966</text:p>
          </table:table-cell>
          <table:table-cell office:value-type="float" office:value="15.0862994097657" calcext:value-type="float">
            <text:p>15.0862994098</text:p>
          </table:table-cell>
        </table:table-row>
        <table:table-row table:style-name="ro2">
          <table:table-cell office:value-type="float" office:value="-125.841007321098" calcext:value-type="float">
            <text:p>-125.8410073211</text:p>
          </table:table-cell>
          <table:table-cell office:value-type="float" office:value="15.9076963225233" calcext:value-type="float">
            <text:p>15.9076963225</text:p>
          </table:table-cell>
          <table:table-cell office:value-type="float" office:value="159.895476718404" calcext:value-type="float">
            <text:p>159.8954767184</text:p>
          </table:table-cell>
          <table:table-cell office:value-type="float" office:value="14.9618625277162" calcext:value-type="float">
            <text:p>14.9618625277</text:p>
          </table:table-cell>
        </table:table-row>
        <table:table-row table:style-name="ro2">
          <table:table-cell office:value-type="float" office:value="-114.348026710857" calcext:value-type="float">
            <text:p>-114.3480267109</text:p>
          </table:table-cell>
          <table:table-cell office:value-type="float" office:value="16.0305648381167" calcext:value-type="float">
            <text:p>16.0305648381</text:p>
          </table:table-cell>
          <table:table-cell office:value-type="float" office:value="158.374081376593" calcext:value-type="float">
            <text:p>158.3740813766</text:p>
          </table:table-cell>
          <table:table-cell office:value-type="float" office:value="15.1187488797276" calcext:value-type="float">
            <text:p>15.1187488797</text:p>
          </table:table-cell>
        </table:table-row>
        <table:table-row table:style-name="ro2">
          <table:table-cell office:value-type="float" office:value="-131.331907145474" calcext:value-type="float">
            <text:p>-131.3319071455</text:p>
          </table:table-cell>
          <table:table-cell office:value-type="float" office:value="16.136675981692" calcext:value-type="float">
            <text:p>16.1366759817</text:p>
          </table:table-cell>
          <table:table-cell office:value-type="float" office:value="148.588860850756" calcext:value-type="float">
            <text:p>148.5888608508</text:p>
          </table:table-cell>
          <table:table-cell office:value-type="float" office:value="15.2032263878875" calcext:value-type="float">
            <text:p>15.2032263879</text:p>
          </table:table-cell>
        </table:table-row>
        <table:table-row table:style-name="ro2">
          <table:table-cell office:value-type="float" office:value="-107.302132308936" calcext:value-type="float">
            <text:p>-107.3021323089</text:p>
          </table:table-cell>
          <table:table-cell office:value-type="float" office:value="16.0877222495705" calcext:value-type="float">
            <text:p>16.0877222496</text:p>
          </table:table-cell>
          <table:table-cell office:value-type="float" office:value="150.133742442016" calcext:value-type="float">
            <text:p>150.133742442</text:p>
          </table:table-cell>
          <table:table-cell office:value-type="float" office:value="15.2238065156574" calcext:value-type="float">
            <text:p>15.2238065157</text:p>
          </table:table-cell>
        </table:table-row>
        <table:table-row table:style-name="ro2">
          <table:table-cell office:value-type="float" office:value="-105.48099114968" calcext:value-type="float">
            <text:p>-105.4809911497</text:p>
          </table:table-cell>
          <table:table-cell office:value-type="float" office:value="15.7537133664591" calcext:value-type="float">
            <text:p>15.7537133665</text:p>
          </table:table-cell>
          <table:table-cell office:value-type="float" office:value="173.117820388779" calcext:value-type="float">
            <text:p>173.1178203888</text:p>
          </table:table-cell>
          <table:table-cell office:value-type="float" office:value="14.8381563901838" calcext:value-type="float">
            <text:p>14.8381563902</text:p>
          </table:table-cell>
        </table:table-row>
        <table:table-row table:style-name="ro2">
          <table:table-cell office:value-type="float" office:value="-129.189481509905" calcext:value-type="float">
            <text:p>-129.1894815099</text:p>
          </table:table-cell>
          <table:table-cell office:value-type="float" office:value="15.7242539816954" calcext:value-type="float">
            <text:p>15.7242539817</text:p>
          </table:table-cell>
          <table:table-cell office:value-type="float" office:value="149.839933268944" calcext:value-type="float">
            <text:p>149.8399332689</text:p>
          </table:table-cell>
          <table:table-cell office:value-type="float" office:value="14.8120993941523" calcext:value-type="float">
            <text:p>14.8120993942</text:p>
          </table:table-cell>
        </table:table-row>
        <table:table-row table:style-name="ro2">
          <table:table-cell office:value-type="float" office:value="-131.328666833851" calcext:value-type="float">
            <text:p>-131.3286668339</text:p>
          </table:table-cell>
          <table:table-cell office:value-type="float" office:value="15.9156127223393" calcext:value-type="float">
            <text:p>15.9156127223</text:p>
          </table:table-cell>
          <table:table-cell office:value-type="float" office:value="144.074561793757" calcext:value-type="float">
            <text:p>144.0745617938</text:p>
          </table:table-cell>
          <table:table-cell office:value-type="float" office:value="15.0097873476288" calcext:value-type="float">
            <text:p>15.0097873476</text:p>
          </table:table-cell>
        </table:table-row>
        <table:table-row table:style-name="ro2">
          <table:table-cell office:value-type="float" office:value="-130.463508863328" calcext:value-type="float">
            <text:p>-130.4635088633</text:p>
          </table:table-cell>
          <table:table-cell office:value-type="float" office:value="15.6823528605311" calcext:value-type="float">
            <text:p>15.6823528605</text:p>
          </table:table-cell>
          <table:table-cell office:value-type="float" office:value="91.7619976936039" calcext:value-type="float">
            <text:p>91.7619976936</text:p>
          </table:table-cell>
          <table:table-cell office:value-type="float" office:value="14.9645169874922" calcext:value-type="float">
            <text:p>14.9645169875</text:p>
          </table:table-cell>
        </table:table-row>
        <table:table-row table:style-name="ro2">
          <table:table-cell office:value-type="float" office:value="-126.832831807063" calcext:value-type="float">
            <text:p>-126.8328318071</text:p>
          </table:table-cell>
          <table:table-cell office:value-type="float" office:value="15.8787400835537" calcext:value-type="float">
            <text:p>15.8787400836</text:p>
          </table:table-cell>
          <table:table-cell office:value-type="float" office:value="138.967496665186" calcext:value-type="float">
            <text:p>138.9674966652</text:p>
          </table:table-cell>
          <table:table-cell office:value-type="float" office:value="15.0017785682526" calcext:value-type="float">
            <text:p>15.0017785683</text:p>
          </table:table-cell>
        </table:table-row>
        <table:table-row table:style-name="ro2">
          <table:table-cell office:value-type="float" office:value="-122.587836246833" calcext:value-type="float">
            <text:p>-122.5878362468</text:p>
          </table:table-cell>
          <table:table-cell office:value-type="float" office:value="15.9711166850093" calcext:value-type="float">
            <text:p>15.971116685</text:p>
          </table:table-cell>
          <table:table-cell office:value-type="float" office:value="159.826947068257" calcext:value-type="float">
            <text:p>159.8269470683</text:p>
          </table:table-cell>
          <table:table-cell office:value-type="float" office:value="15.0325253965425" calcext:value-type="float">
            <text:p>15.0325253965</text:p>
          </table:table-cell>
        </table:table-row>
        <table:table-row table:style-name="ro2">
          <table:table-cell office:value-type="float" office:value="-124.704537568705" calcext:value-type="float">
            <text:p>-124.7045375687</text:p>
          </table:table-cell>
          <table:table-cell office:value-type="float" office:value="16.1581944503471" calcext:value-type="float">
            <text:p>16.1581944503</text:p>
          </table:table-cell>
          <table:table-cell office:value-type="float" office:value="162.362162162162" calcext:value-type="float">
            <text:p>162.3621621622</text:p>
          </table:table-cell>
          <table:table-cell office:value-type="float" office:value="15.1977477477477" calcext:value-type="float">
            <text:p>15.1977477477</text:p>
          </table:table-cell>
        </table:table-row>
        <table:table-row table:style-name="ro2">
          <table:table-cell office:value-type="float" office:value="-135.919853036974" calcext:value-type="float">
            <text:p>-135.919853037</text:p>
          </table:table-cell>
          <table:table-cell office:value-type="float" office:value="16.1148604632983" calcext:value-type="float">
            <text:p>16.1148604633</text:p>
          </table:table-cell>
          <table:table-cell office:value-type="float" office:value="108.604816763425" calcext:value-type="float">
            <text:p>108.6048167634</text:p>
          </table:table-cell>
          <table:table-cell office:value-type="float" office:value="15.3025217706821" calcext:value-type="float">
            <text:p>15.3025217707</text:p>
          </table:table-cell>
        </table:table-row>
        <table:table-row table:style-name="ro2">
          <table:table-cell office:value-type="float" office:value="-117.111195215978" calcext:value-type="float">
            <text:p>-117.111195216</text:p>
          </table:table-cell>
          <table:table-cell office:value-type="float" office:value="16.079260316602" calcext:value-type="float">
            <text:p>16.0792603166</text:p>
          </table:table-cell>
          <table:table-cell office:value-type="float" office:value="125.246967227953" calcext:value-type="float">
            <text:p>125.246967228</text:p>
          </table:table-cell>
          <table:table-cell office:value-type="float" office:value="15.2720441788883" calcext:value-type="float">
            <text:p>15.2720441789</text:p>
          </table:table-cell>
        </table:table-row>
        <table:table-row table:style-name="ro2">
          <table:table-cell office:value-type="float" office:value="-139.310035867672" calcext:value-type="float">
            <text:p>-139.3100358677</text:p>
          </table:table-cell>
          <table:table-cell office:value-type="float" office:value="15.9385100528046" calcext:value-type="float">
            <text:p>15.9385100528</text:p>
          </table:table-cell>
          <table:table-cell office:value-type="float" office:value="124.532070752188" calcext:value-type="float">
            <text:p>124.5320707522</text:p>
          </table:table-cell>
          <table:table-cell office:value-type="float" office:value="15.0701268536716" calcext:value-type="float">
            <text:p>15.0701268537</text:p>
          </table:table-cell>
        </table:table-row>
        <table:table-row table:style-name="ro2">
          <table:table-cell office:value-type="float" office:value="-118.186869753383" calcext:value-type="float">
            <text:p>-118.1868697534</text:p>
          </table:table-cell>
          <table:table-cell office:value-type="float" office:value="16.3101329419971" calcext:value-type="float">
            <text:p>16.310132942</text:p>
          </table:table-cell>
          <table:table-cell office:value-type="float" office:value="150.14069204784" calcext:value-type="float">
            <text:p>150.1406920478</text:p>
          </table:table-cell>
          <table:table-cell office:value-type="float" office:value="15.4017164247238" calcext:value-type="float">
            <text:p>15.4017164247</text:p>
          </table:table-cell>
        </table:table-row>
        <table:table-row table:style-name="ro2">
          <table:table-cell office:value-type="float" office:value="-123.458465574954" calcext:value-type="float">
            <text:p>-123.458465575</text:p>
          </table:table-cell>
          <table:table-cell office:value-type="float" office:value="16.1061877799199" calcext:value-type="float">
            <text:p>16.1061877799</text:p>
          </table:table-cell>
          <table:table-cell office:value-type="float" office:value="108.762543173967" calcext:value-type="float">
            <text:p>108.762543174</text:p>
          </table:table-cell>
          <table:table-cell office:value-type="float" office:value="15.3331212506817" calcext:value-type="float">
            <text:p>15.3331212507</text:p>
          </table:table-cell>
        </table:table-row>
        <table:table-row table:style-name="ro2">
          <table:table-cell office:value-type="float" office:value="-121.472898678635" calcext:value-type="float">
            <text:p>-121.4728986786</text:p>
          </table:table-cell>
          <table:table-cell office:value-type="float" office:value="16.1581944503471" calcext:value-type="float">
            <text:p>16.1581944503</text:p>
          </table:table-cell>
          <table:table-cell office:value-type="float" office:value="123.990543735226" calcext:value-type="float">
            <text:p>123.9905437352</text:p>
          </table:table-cell>
          <table:table-cell office:value-type="float" office:value="15.3386979450809" calcext:value-type="float">
            <text:p>15.3386979451</text:p>
          </table:table-cell>
        </table:table-row>
        <table:table-row table:style-name="ro2">
          <table:table-cell office:value-type="float" office:value="-130.103522243773" calcext:value-type="float">
            <text:p>-130.1035222438</text:p>
          </table:table-cell>
          <table:table-cell office:value-type="float" office:value="15.7987486051553" calcext:value-type="float">
            <text:p>15.7987486052</text:p>
          </table:table-cell>
          <table:table-cell office:value-type="float" office:value="112.366085719364" calcext:value-type="float">
            <text:p>112.3660857194</text:p>
          </table:table-cell>
          <table:table-cell office:value-type="float" office:value="15.0004446025253" calcext:value-type="float">
            <text:p>15.0004446025</text:p>
          </table:table-cell>
        </table:table-row>
        <table:table-row table:style-name="ro2">
          <table:table-cell office:value-type="float" office:value="-114.403491001212" calcext:value-type="float">
            <text:p>-114.4034910012</text:p>
          </table:table-cell>
          <table:table-cell office:value-type="float" office:value="16.2586955266003" calcext:value-type="float">
            <text:p>16.2586955266</text:p>
          </table:table-cell>
          <table:table-cell office:value-type="float" office:value="116.693613507065" calcext:value-type="float">
            <text:p>116.6936135071</text:p>
          </table:table-cell>
          <table:table-cell office:value-type="float" office:value="15.479445769866" calcext:value-type="float">
            <text:p>15.4794457699</text:p>
          </table:table-cell>
        </table:table-row>
        <table:table-row table:style-name="ro2">
          <table:table-cell office:value-type="float" office:value="-123.958724093043" calcext:value-type="float">
            <text:p>-123.958724093</text:p>
          </table:table-cell>
          <table:table-cell office:value-type="float" office:value="16.1043061686301" calcext:value-type="float">
            <text:p>16.1043061686</text:p>
          </table:table-cell>
          <table:table-cell office:value-type="float" office:value="90.309780129548" calcext:value-type="float">
            <text:p>90.3097801295</text:p>
          </table:table-cell>
          <table:table-cell office:value-type="float" office:value="15.3904753215947" calcext:value-type="float">
            <text:p>15.3904753216</text:p>
          </table:table-cell>
        </table:table-row>
        <table:table-row table:style-name="ro2">
          <table:table-cell office:value-type="float" office:value="-134.054996448189" calcext:value-type="float">
            <text:p>-134.0549964482</text:p>
          </table:table-cell>
          <table:table-cell office:value-type="float" office:value="15.8570097393077" calcext:value-type="float">
            <text:p>15.8570097393</text:p>
          </table:table-cell>
          <table:table-cell office:value-type="float" office:value="122.556346804347" calcext:value-type="float">
            <text:p>122.5563468043</text:p>
          </table:table-cell>
          <table:table-cell office:value-type="float" office:value="15.0164678654086" calcext:value-type="float">
            <text:p>15.0164678654</text:p>
          </table:table-cell>
        </table:table-row>
        <table:table-row table:style-name="ro2">
          <table:table-cell office:value-type="float" office:value="-124.367794137733" calcext:value-type="float">
            <text:p>-124.3677941377</text:p>
          </table:table-cell>
          <table:table-cell office:value-type="float" office:value="15.7151717115871" calcext:value-type="float">
            <text:p>15.7151717116</text:p>
          </table:table-cell>
          <table:table-cell office:value-type="float" office:value="124.814785373608" calcext:value-type="float">
            <text:p>124.8147853736</text:p>
          </table:table-cell>
          <table:table-cell office:value-type="float" office:value="14.8997526938703" calcext:value-type="float">
            <text:p>14.8997526939</text:p>
          </table:table-cell>
        </table:table-row>
        <table:table-row table:style-name="ro2">
          <table:table-cell office:value-type="float" office:value="-131.963013019245" calcext:value-type="float">
            <text:p>-131.9630130192</text:p>
          </table:table-cell>
          <table:table-cell office:value-type="float" office:value="16.2336054784732" calcext:value-type="float">
            <text:p>16.2336054785</text:p>
          </table:table-cell>
          <table:table-cell office:value-type="float" office:value="193.229561159473" calcext:value-type="float">
            <text:p>193.2295611595</text:p>
          </table:table-cell>
          <table:table-cell office:value-type="float" office:value="15.1391007807592" calcext:value-type="float">
            <text:p>15.1391007808</text:p>
          </table:table-cell>
        </table:table-row>
        <table:table-row table:style-name="ro2">
          <table:table-cell office:value-type="float" office:value="-115.966516106411" calcext:value-type="float">
            <text:p>-115.9665161064</text:p>
          </table:table-cell>
          <table:table-cell office:value-type="float" office:value="16.0824305869543" calcext:value-type="float">
            <text:p>16.082430587</text:p>
          </table:table-cell>
          <table:table-cell office:value-type="float" office:value="163.573942713478" calcext:value-type="float">
            <text:p>163.5739427135</text:p>
          </table:table-cell>
          <table:table-cell office:value-type="float" office:value="15.1472568914429" calcext:value-type="float">
            <text:p>15.1472568914</text:p>
          </table:table-cell>
        </table:table-row>
        <table:table-row table:style-name="ro2">
          <table:table-cell office:value-type="float" office:value="-131.42268446953" calcext:value-type="float">
            <text:p>-131.4226844695</text:p>
          </table:table-cell>
          <table:table-cell office:value-type="float" office:value="16.279010607973" calcext:value-type="float">
            <text:p>16.279010608</text:p>
          </table:table-cell>
          <table:table-cell office:value-type="float" office:value="195.789279611477" calcext:value-type="float">
            <text:p>195.7892796115</text:p>
          </table:table-cell>
          <table:table-cell office:value-type="float" office:value="15.1717780375933" calcext:value-type="float">
            <text:p>15.1717780376</text:p>
          </table:table-cell>
        </table:table-row>
        <table:table-row table:style-name="ro2">
          <table:table-cell office:value-type="float" office:value="-122.880161172124" calcext:value-type="float">
            <text:p>-122.8801611721</text:p>
          </table:table-cell>
          <table:table-cell office:value-type="float" office:value="15.8152119960827" calcext:value-type="float">
            <text:p>15.8152119961</text:p>
          </table:table-cell>
          <table:table-cell office:value-type="float" office:value="118.243074730561" calcext:value-type="float">
            <text:p>118.2430747306</text:p>
          </table:table-cell>
          <table:table-cell office:value-type="float" office:value="15.0258305869778" calcext:value-type="float">
            <text:p>15.025830587</text:p>
          </table:table-cell>
        </table:table-row>
        <table:table-row table:style-name="ro2">
          <table:table-cell office:value-type="float" office:value="-117.329014055738" calcext:value-type="float">
            <text:p>-117.3290140557</text:p>
          </table:table-cell>
          <table:table-cell office:value-type="float" office:value="16.1322464924487" calcext:value-type="float">
            <text:p>16.1322464924</text:p>
          </table:table-cell>
          <table:table-cell office:value-type="float" office:value="162.050076555886" calcext:value-type="float">
            <text:p>162.0500765559</text:p>
          </table:table-cell>
          <table:table-cell office:value-type="float" office:value="15.1936413581915" calcext:value-type="float">
            <text:p>15.1936413582</text:p>
          </table:table-cell>
        </table:table-row>
        <table:table-row table:style-name="ro2">
          <table:table-cell office:value-type="float" office:value="-119.442464720697" calcext:value-type="float">
            <text:p>-119.4424647207</text:p>
          </table:table-cell>
          <table:table-cell office:value-type="float" office:value="15.8254267860234" calcext:value-type="float">
            <text:p>15.825426786</text:p>
          </table:table-cell>
          <table:table-cell office:value-type="float" office:value="141.845000443614" calcext:value-type="float">
            <text:p>141.8450004436</text:p>
          </table:table-cell>
          <table:table-cell office:value-type="float" office:value="14.9671723893177" calcext:value-type="float">
            <text:p>14.9671723893</text:p>
          </table:table-cell>
        </table:table-row>
        <table:table-row table:style-name="ro2">
          <table:table-cell office:value-type="float" office:value="-132.744195632336" calcext:value-type="float">
            <text:p>-132.7441956323</text:p>
          </table:table-cell>
          <table:table-cell office:value-type="float" office:value="16.0735876643577" calcext:value-type="float">
            <text:p>16.0735876644</text:p>
          </table:table-cell>
          <table:table-cell office:value-type="float" office:value="155.041752531131" calcext:value-type="float">
            <text:p>155.0417525311</text:p>
          </table:table-cell>
          <table:table-cell office:value-type="float" office:value="15.1146850640624" calcext:value-type="float">
            <text:p>15.1146850641</text:p>
          </table:table-cell>
        </table:table-row>
        <table:table-row table:style-name="ro2">
          <table:table-cell office:value-type="float" office:value="-126.805695499221" calcext:value-type="float">
            <text:p>-126.8056954992</text:p>
          </table:table-cell>
          <table:table-cell office:value-type="float" office:value="16.1955606308285" calcext:value-type="float">
            <text:p>16.1955606308</text:p>
          </table:table-cell>
          <table:table-cell office:value-type="float" office:value="159.084620247448" calcext:value-type="float">
            <text:p>159.0846202474</text:p>
          </table:table-cell>
          <table:table-cell office:value-type="float" office:value="15.2348053824618" calcext:value-type="float">
            <text:p>15.2348053825</text:p>
          </table:table-cell>
        </table:table-row>
        <table:table-row table:style-name="ro2">
          <table:table-cell office:value-type="float" office:value="-129.820938731567" calcext:value-type="float">
            <text:p>-129.8209387316</text:p>
          </table:table-cell>
          <table:table-cell office:value-type="float" office:value="16.2249063463758" calcext:value-type="float">
            <text:p>16.2249063464</text:p>
          </table:table-cell>
          <table:table-cell office:value-type="float" office:value="158.717011847695" calcext:value-type="float">
            <text:p>158.7170118477</text:p>
          </table:table-cell>
          <table:table-cell office:value-type="float" office:value="15.2568508637063" calcext:value-type="float">
            <text:p>15.2568508637</text:p>
          </table:table-cell>
        </table:table-row>
        <table:table-row table:style-name="ro2">
          <table:table-cell office:value-type="float" office:value="-129.213503871837" calcext:value-type="float">
            <text:p>-129.2135038718</text:p>
          </table:table-cell>
          <table:table-cell office:value-type="float" office:value="16.2422277948761" calcext:value-type="float">
            <text:p>16.2422277949</text:p>
          </table:table-cell>
          <table:table-cell office:value-type="float" office:value="109.733388248213" calcext:value-type="float">
            <text:p>109.7333882482</text:p>
          </table:table-cell>
          <table:table-cell office:value-type="float" office:value="15.4397766794801" calcext:value-type="float">
            <text:p>15.4397766795</text:p>
          </table:table-cell>
        </table:table-row>
        <table:table-row table:style-name="ro2">
          <table:table-cell office:value-type="float" office:value="-123.040193727833" calcext:value-type="float">
            <text:p>-123.0401937278</text:p>
          </table:table-cell>
          <table:table-cell office:value-type="float" office:value="15.8171010220806" calcext:value-type="float">
            <text:p>15.8171010221</text:p>
          </table:table-cell>
          <table:table-cell office:value-type="float" office:value="148.582942581617" calcext:value-type="float">
            <text:p>148.5829425816</text:p>
          </table:table-cell>
          <table:table-cell office:value-type="float" office:value="14.9247987260019" calcext:value-type="float">
            <text:p>14.924798726</text:p>
          </table:table-cell>
        </table:table-row>
        <table:table-row table:style-name="ro2">
          <table:table-cell office:value-type="float" office:value="-126.788455384838" calcext:value-type="float">
            <text:p>-126.7884553848</text:p>
          </table:table-cell>
          <table:table-cell office:value-type="float" office:value="16.036749640013" calcext:value-type="float">
            <text:p>16.03674964</text:p>
          </table:table-cell>
          <table:table-cell office:value-type="float" office:value="107.5512890095" calcext:value-type="float">
            <text:p>107.5512890095</text:p>
          </table:table-cell>
          <table:table-cell office:value-type="float" office:value="15.2596110357304" calcext:value-type="float">
            <text:p>15.2596110357</text:p>
          </table:table-cell>
        </table:table-row>
        <table:table-row table:style-name="ro2">
          <table:table-cell office:value-type="float" office:value="-132.391540667813" calcext:value-type="float">
            <text:p>-132.3915406678</text:p>
          </table:table-cell>
          <table:table-cell office:value-type="float" office:value="16.0876923165707" calcext:value-type="float">
            <text:p>16.0876923166</text:p>
          </table:table-cell>
          <table:table-cell office:value-type="float" office:value="125.369088447655" calcext:value-type="float">
            <text:p>125.3690884477</text:p>
          </table:table-cell>
          <table:table-cell office:value-type="float" office:value="15.2251805054152" calcext:value-type="float">
            <text:p>15.2251805054</text:p>
          </table:table-cell>
        </table:table-row>
        <table:table-row table:style-name="ro2">
          <table:table-cell office:value-type="float" office:value="-113.938900113198" calcext:value-type="float">
            <text:p>-113.9389001132</text:p>
          </table:table-cell>
          <table:table-cell office:value-type="float" office:value="16.0327917006978" calcext:value-type="float">
            <text:p>16.0327917007</text:p>
          </table:table-cell>
          <table:table-cell office:value-type="float" office:value="147.430754021747" calcext:value-type="float">
            <text:p>147.4307540217</text:p>
          </table:table-cell>
          <table:table-cell office:value-type="float" office:value="15.160869955963" calcext:value-type="float">
            <text:p>15.160869956</text:p>
          </table:table-cell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1:20:25.672463091</dc:date>
    <meta:generator>LibreOffice/4.1.0.4$Linux_X86_64 LibreOffice_project/410$Build-4</meta:generator>
    <meta:document-statistic meta:table-count="2" meta:cell-count="2554" meta:object-count="0"/>
  </office:meta>
</office:document-meta>
</file>